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54" style:family="table">
      <style:table-properties style:width="14.601cm" table:align="margins"/>
    </style:style>
    <style:style style:name="Table54.A" style:family="table-column">
      <style:table-column-properties style:column-width="7.301cm" style:rel-column-width="32767*"/>
    </style:style>
    <style:style style:name="Table54.B" style:family="table-column">
      <style:table-column-properties style:column-width="7.301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4.601cm" table:align="margins"/>
    </style:style>
    <style:style style:name="Table55.A" style:family="table-column">
      <style:table-column-properties style:column-width="7.301cm" style:rel-column-width="32767*"/>
    </style:style>
    <style:style style:name="Table55.B" style:family="table-column">
      <style:table-column-properties style:column-width="7.301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font-name="Helvetica-Narrow4" fo:font-size="10pt" style:font-size-asian="10pt" style:font-size-complex="10pt"/>
    </style:style>
    <style:style style:name="P5" style:family="paragraph" style:parent-style-name="p">
      <style:paragraph-properties fo:margin-top="0.101cm" fo:margin-bottom="0cm"/>
      <style:text-properties style:font-name="Helvetica-Narrow5" fo:font-size="18pt" style:font-size-asian="18pt" style:font-size-complex="18pt"/>
    </style:style>
    <style:style style:name="P6" style:family="paragraph" style:parent-style-name="p">
      <style:paragraph-properties fo:margin-top="7.2cm" fo:margin-bottom="0.15cm"/>
      <style:text-properties style:font-name="Helvetica-Narrow4" fo:font-size="30pt" style:font-size-asian="30pt" style:font-size-complex="30pt" style:text-scale="115%"/>
    </style:style>
    <style:style style:name="P7" style:family="paragraph" style:parent-style-name="p">
      <style:paragraph-properties fo:margin-top="0.15cm" fo:margin-bottom="0.21cm"/>
      <style:text-properties style:font-name="Helvetica-Narrow4" fo:font-size="12pt" style:font-size-asian="12pt" style:font-size-complex="12pt"/>
    </style:style>
    <style:style style:name="P8" style:family="paragraph" style:parent-style-name="p">
      <style:paragraph-properties fo:margin-top="5.001cm" fo:margin-bottom="0.21cm"/>
    </style:style>
    <style:style style:name="P9" style:family="paragraph" style:parent-style-name="p">
      <style:paragraph-properties fo:margin-top="0cm" fo:margin-bottom="0.42cm"/>
    </style:style>
    <style:style style:name="P10" style:family="paragraph" style:parent-style-name="p">
      <style:paragraph-properties fo:margin-top="0.21cm" fo:margin-bottom="1.76cm"/>
      <style:text-properties style:font-name="Helvetica-Narrow4" fo:font-size="10pt" style:font-size-asian="10pt" style:font-size-complex="10pt"/>
    </style:style>
    <style:style style:name="P11" style:family="paragraph" style:parent-style-name="p-right">
      <style:text-properties style:font-name="Helvetica-Narrow4" fo:font-size="14pt" style:font-size-asian="14pt" style:font-size-complex="14pt"/>
    </style:style>
    <style:style style:name="P12"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Title-book" style:master-page-name="">
      <style:paragraph-properties style:page-number="auto"/>
    </style:style>
    <style:style style:name="P16" style:family="paragraph" style:parent-style-name="Table_20_Contents">
      <style:paragraph-properties fo:text-align="start" style:justify-single-word="false"/>
    </style:style>
    <style:style style:name="P17" style:family="paragraph" style:parent-style-name="li1n" style:list-style-name="li1n"/>
    <style:style style:name="P18" style:family="paragraph" style:parent-style-name="li1n">
      <style:paragraph-properties fo:text-align="start" style:justify-single-word="false"/>
    </style:style>
    <style:style style:name="P19" style:family="paragraph" style:parent-style-name="p" style:master-page-name="First_20_Page">
      <style:paragraph-properties style:page-number="auto"/>
    </style:style>
    <style:style style:name="P20" style:family="paragraph" style:parent-style-name="p" style:master-page-name="Copyright_20_Page">
      <style:paragraph-properties style:page-number="auto"/>
    </style:style>
    <style:style style:name="P21" style:family="paragraph" style:parent-style-name="p" style:master-page-name="TOC_20_Page">
      <style:paragraph-properties style:page-number="auto"/>
      <style:text-properties style:font-name="Helvetica-Narrow5" fo:font-size="34pt" style:font-size-asian="34pt" style:font-size-complex="34pt"/>
    </style:style>
    <style:style style:name="P22" style:family="paragraph" style:parent-style-name="Standard">
      <style:paragraph-properties fo:break-before="page"/>
    </style:style>
    <style:style style:name="P23" style:family="paragraph" style:parent-style-name="Title-chapter" style:master-page-name="Standard">
      <style:paragraph-properties style:page-number="1" fo:break-before="page"/>
    </style:style>
    <style:style style:name="P24" style:family="paragraph" style:parent-style-name="Title-chapter" style:master-page-name="Standard">
      <style:paragraph-properties style:page-number="auto" fo:break-before="page"/>
    </style:style>
    <style:style style:name="P25" style:family="paragraph" style:parent-style-name="Contents_20_2">
      <style:paragraph-properties>
        <style:tab-stops>
          <style:tab-stop style:position="14.601cm" style:type="right"/>
        </style:tab-stops>
      </style:paragraph-properties>
    </style:style>
    <style:style style:name="P26" style:family="paragraph" style:parent-style-name="Contents_20_3">
      <style:paragraph-properties>
        <style:tab-stops>
          <style:tab-stop style:position="14.002cm" style:type="right"/>
        </style:tab-stops>
      </style:paragraph-properties>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
      <text:p text:style-name="P15">ABC1234<text:line-break/><text:line-break/>Course name here (may need an extra line)</text:p>
      <text:p text:style-name="p"/>
      <text:p text:style-name="P5">Faculty of XXXXX</text:p>
      <text:p text:style-name="P12">Department of XXXXX</text:p>
      <text:p text:style-name="P6">Study book</text:p>
      <text:p text:style-name="P7"/>
      <text:p text:style-name="p"/>
      <text:p text:style-name="p"/>
      <text:p text:style-name="P20"/>
      <text:p text:style-name="P8"/>
      <text:p text:style-name="P9"/>
      <text:p text:style-name="P13"><text:span text:style-name="i-b">Published by<text:line-break/>University of Southern Queensland<text:line-break/>Toowoomba Queensland 4350<text:line-break/>Australia</text:span></text:p>
      <text:p text:style-name="P4">http://www.usq.edu.au</text:p>
      <text:p text:style-name="P10">© University of Southern Queensland, 2009.2.</text:p>
      <text:p text:style-name="P4">Copyrighted materials reproduced herein are used under the provisions of the <text:span text:style-name="i-i">Copyright Act</text:span> 1968 as amended, or as a result of application to the copyright owner.</text:p>
      <text:p text:style-name="P4">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21">Table of contents</text:p>
      <text:p text:style-name="P11">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P25">Module 1 – Chapter<text:tab/>1</text:p>
          <text:p text:style-name="P26">1.1 Heading<text:tab/>1</text:p>
          <text:p text:style-name="P26">1.2 Heading<text:tab/>1</text:p>
          <text:p text:style-name="P25">Module 2 – Chapter<text:tab/>3</text:p>
          <text:p text:style-name="P26">2.1 Heading<text:tab/>3</text:p>
          <text:p text:style-name="P26">2.2 Heading<text:tab/>3</text:p>
        </text:index-body>
      </text:table-of-content>
      <text:p text:style-name="p"><text:bookmark text:name="_end_of_template_"/><text:s/></text:p>
      <text:h text:style-name="P23" text:outline-level="1"><text:bookmark-start text:name="chp_title_1"/><text:bookmark text:name="_Start_Odd_1"/>Chapter<text:bookmark-end text:name="chp_title_1"/></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54" table:style-name="Table54">
        <table:table-column table:style-name="Table54.A"/>
        <table:table-column table:style-name="Table54.B"/>
        <table:table-row>
          <table:table-cell table:style-name="Table54.A1" office:value-type="string">
            <text:p text:style-name="P16">A</text:p>
          </table:table-cell>
          <table:table-cell table:style-name="Table54.B1" office:value-type="string">
            <text:p text:style-name="P16">B</text:p>
          </table:table-cell>
        </table:table-row>
        <table:table-row>
          <table:table-cell table:style-name="Table54.A2" office:value-type="string">
            <text:p text:style-name="P16">C</text:p>
          </table:table-cell>
          <table:table-cell table:style-name="Table54.B2" office:value-type="string">
            <text:p text:style-name="P16">B</text:p>
          </table:table-cell>
        </table:table-row>
        <table:table-row>
          <table:table-cell table:style-name="Table54.A2" office:value-type="string">
            <text:p text:style-name="P16">This is a list in a table</text:p>
            <text:list text:style-name="li1n" text:continue-numbering="false">
              <text:list-item>
                <text:p text:style-name="P17">item one</text:p>
              </text:list-item>
            </text:list>
            <text:list text:style-name="li1n" text:continue-numbering="true">
              <text:list-item>
                <text:p text:style-name="P17">item two</text:p>
              </text:list-item>
            </text:list>
            <text:list text:style-name="li1n" text:continue-numbering="true">
              <text:list-item>
                <text:p text:style-name="P17">item three</text:p>
              </text:list-item>
            </text:list>
          </table:table-cell>
          <table:table-cell table:style-name="Table54.B2" office:value-type="string">
            <text:p text:style-name="p">This module, and those that follow, are structured around a number of focus questions (see below). </text:p>
            <text:list text:style-name="li1n" text:continue-numbering="false">
              <text:list-item>
                <text:p text:style-name="li1n">By using questions rather </text:p>
              </text:list-item>
            </text:list>
            <text:list text:style-name="li2a" text:continue-numbering="false">
              <text:list-item>
                <text:p text:style-name="li2a">than objectives, you can </text:p>
              </text:list-item>
            </text:list>
            <text:list text:style-name="li2a" text:continue-numbering="true">
              <text:list-item>
                <text:p text:style-name="li2a">more easily check on yo</text:p>
              </text:list-item>
            </text:list>
            <text:list text:style-name="li3i" text:continue-numbering="false">
              <text:list-item>
                <text:p text:style-name="li3i">ur existing knowledge an</text:p>
              </text:list-item>
            </text:list>
            <text:list text:style-name="li3i" text:continue-numbering="true">
              <text:list-item>
                <text:p text:style-name="li3i">kkjskjfkjsakfd</text:p>
              </text:list-item>
            </text:list>
            <text:list text:style-name="li2a" text:continue-numbering="true">
              <text:list-item>
                <text:p text:style-name="li2a">sfjsakjfkjdskfj</text:p>
              </text:list-item>
            </text:list>
            <text:list text:style-name="li1n" text:continue-numbering="true">
              <text:list-item>
                <text:p text:style-name="li1n">d assumptions prior to comm</text:p>
              </text:list-item>
            </text:list>
            <text:list text:style-name="li1n" text:continue-numbering="true">
              <text:list-item>
                <text:p text:style-name="li1n">encing a module, and then check on your learning once you have completed the prescribed tasks. It is recomme</text:p>
              </text:list-item>
            </text:list>
            <text:list text:style-name="li1n" text:continue-numbering="true">
              <text:list-item>
                <text:p text:style-name="li1n">nded that when you have fini</text:p>
              </text:list-item>
            </text:list>
            <text:list text:style-name="li2a" text:continue-numbering="false">
              <text:list-item>
                <text:p text:style-name="li2a">shed the work in each mo</text:p>
              </text:list-item>
            </text:list>
            <text:list text:style-name="li2a" text:continue-numbering="true">
              <text:list-item>
                <text:p text:style-name="li2a">dule, you go back to the </text:p>
              </text:list-item>
            </text:list>
            <text:list text:style-name="li1n" text:continue-numbering="true">
              <text:list-item>
                <text:p text:style-name="li1n">Focus Questions and re</text:p>
              </text:list-item>
            </text:list>
            <text:list text:style-name="li1n" text:continue-numbering="true">
              <text:list-item>
                <text:p text:style-name="li1n">spond to each of them as </text:p>
              </text:list-item>
            </text:list>
            <text:list text:style-name="li1n" text:continue-numbering="true">
              <text:list-item>
                <text:p text:style-name="P18">fully as you can.</text:p>
              </text:list-item>
            </text:list>
          </table:table-cell>
        </table:table-row>
      </table:table>
      <text:p text:style-name="p"/>
      <text:p text:style-name="p"><text:soft-page-break/>Leave the cursor here when saving.</text:p>
      <text:p text:style-name="p">Now view Chapter 2</text:p>
      <text:p text:style-name="p">and the section 2 in chapter 2<text:bookmark text:name="_End_1"/></text:p>
      <text:p text:style-name="Standard"/>
      <text:h text:style-name="P24" text:outline-level="1"><text:bookmark-start text:name="chp_title_2"/><text:bookmark text:name="_Start_Odd_2"/>Chapter<text:bookmark-end text:name="chp_title_2"/></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m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55" table:style-name="Table55">
        <table:table-column table:style-name="Table55.A"/>
        <table:table-column table:style-name="Table55.B"/>
        <table:table-row>
          <table:table-cell table:style-name="Table55.A1" office:value-type="string">
            <text:p text:style-name="P16">A</text:p>
          </table:table-cell>
          <table:table-cell table:style-name="Table55.B1" office:value-type="string">
            <text:p text:style-name="P16">B</text:p>
          </table:table-cell>
        </table:table-row>
        <table:table-row>
          <table:table-cell table:style-name="Table55.A2" office:value-type="string">
            <text:p text:style-name="P16">C</text:p>
          </table:table-cell>
          <table:table-cell table:style-name="Table55.B2" office:value-type="string">
            <text:p text:style-name="P16">B</text:p>
          </table:table-cell>
        </table:table-row>
      </table:table>
      <text:p text:style-name="p"/>
      <text:p text:style-name="p">Leave the cursor here when saving.</text:p>
      <text:p text:style-name="p">Now view Chapter 2</text:p>
      <text:p text:style-name="p">and the section 2 in chapter 2<text:bookmark text:name="_End_2"/></text:p>
      <text:p text:style-name="Standard"/>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xRef-Base" style:family="text"/>
    <style:style style:name="xRef-ChapterText" style:family="text" style:parent-style-name="xRef-Base"/>
    <style:style style:name="xRef-Chapter"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Table52" style:family="table" style:master-page-name="">
      <style:table-properties style:width="14.6cm" style:page-number="0" table:align="left"/>
    </style:style>
    <style:style style:name="Table52.A" style:family="table-column">
      <style:table-column-properties style:column-width="13.854cm"/>
    </style:style>
    <style:style style:name="Table52.B" style:family="table-column">
      <style:table-column-properties style:column-width="0.746cm"/>
    </style:style>
    <style:style style:name="Table52.A1" style:family="table-cell">
      <style:table-cell-properties fo:background-color="transparent">
        <style:background-image/>
      </style:table-cell-properties>
    </style:style>
    <style:style style:name="Table53" style:family="table" style:master-page-name="">
      <style:table-properties style:width="14.6cm" style:page-number="0" table:align="left"/>
    </style:style>
    <style:style style:name="Table53.A" style:family="table-column">
      <style:table-column-properties style:column-width="0.743cm"/>
    </style:style>
    <style:style style:name="Table53.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MP1"><text:span text:style-name="i-b"><text:page-number text:select-page="current">4</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MP1"><text:span text:style-name="i-b"><text:page-number text:select-page="current">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01" style:display-name="Module 01"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2" table:style-name="Table52">
          <table:table-column table:style-name="Table52.A"/>
          <table:table-column table:style-name="Table52.B"/>
          <table:table-row>
            <table:table-cell table:style-name="Table52.A1" office:value-type="string">
              <text:p text:style-name="Header_20_right"/>
            </table:table-cell>
            <table:table-cell table:style-name="Table5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3" table:style-name="Table53">
          <table:table-column table:style-name="Table53.A"/>
          <table:table-column table:style-name="Table5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BC1234 – Course name here</dc:title>
    <dc:subject>ABC1234 – Course name here</dc:subject>
    <meta:initial-creator>Pamela Glossop</meta:initial-creator>
    <meta:creation-date>2007-06-20T12:59:07</meta:creation-date>
    <dc:date>2010-05-19T16:44:37</dc:date>
    <meta:editing-cycles>55</meta:editing-cycles>
    <meta:editing-duration>PT1H25M6S</meta:editing-duration>
    <dc:creator>Bron Chandler</dc:creator>
    <meta:document-statistic meta:table-count="56" meta:image-count="0" meta:object-count="0" meta:page-count="8" meta:paragraph-count="126" meta:word-count="632" meta:character-count="3612"/>
    <meta:user-defined meta:name="Info 1"/>
    <meta:user-defined meta:name="Info 2"/>
    <meta:user-defined meta:name="Info 3"/>
    <meta:user-defined meta:name="Info 4"/>
    <meta:template xlink:type="simple" xlink:actuate="onRequest" xlink:title="ice-template" xlink:href="../../../../../../cynthia/workspace/trunk/test-content/ice-template.ott" meta:date="2009-01-05T13:54: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